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a787"/>
    </style:style>
    <style:style style:name="P2" style:family="paragraph" style:parent-style-name="Standard">
      <style:text-properties fo:font-weight="bold" officeooo:rsid="00086f68" officeooo:paragraph-rsid="0006a787" style:font-weight-asian="bold" style:font-weight-complex="bold"/>
    </style:style>
    <style:style style:name="P3" style:family="paragraph" style:parent-style-name="Standard">
      <style:text-properties fo:font-weight="bold" officeooo:paragraph-rsid="0006a78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6a787" style:font-weight-asian="bold" style:font-weight-complex="bold"/>
    </style:style>
    <style:style style:name="P5" style:family="paragraph" style:parent-style-name="Standard">
      <style:text-properties fo:font-weight="normal" officeooo:paragraph-rsid="0006a787" style:font-weight-asian="normal" style:font-weight-complex="normal"/>
    </style:style>
    <style:style style:name="P6" style:family="paragraph" style:parent-style-name="Standard">
      <style:text-properties style:font-name="Courier 10 Pitch" fo:font-size="10pt" officeooo:paragraph-rsid="0006a787" style:font-size-asian="10pt" style:font-size-complex="10pt"/>
    </style:style>
    <style:style style:name="P7" style:family="paragraph" style:parent-style-name="Standard">
      <style:text-properties officeooo:rsid="0006a787" officeooo:paragraph-rsid="0006a787"/>
    </style:style>
    <style:style style:name="P8" style:family="paragraph" style:parent-style-name="Standard" style:list-style-name="L1">
      <style:text-properties fo:font-weight="normal" officeooo:paragraph-rsid="0006a787" style:font-weight-asian="normal" style:font-weight-complex="normal"/>
    </style:style>
    <style:style style:name="P9" style:family="paragraph" style:parent-style-name="Standard" style:list-style-name="L2">
      <style:text-properties officeooo:paragraph-rsid="0006a787"/>
    </style:style>
    <style:style style:name="P10" style:family="paragraph" style:parent-style-name="Standard" style:list-style-name="L2">
      <style:text-properties officeooo:rsid="000adae4" officeooo:paragraph-rsid="000adae4"/>
    </style:style>
    <style:style style:name="P11" style:family="paragraph" style:parent-style-name="Standard" style:list-style-name="L3">
      <style:text-properties officeooo:rsid="000adae4" officeooo:paragraph-rsid="000adae4"/>
    </style:style>
    <style:style style:name="P12" style:family="paragraph" style:parent-style-name="Standard" style:list-style-name="L3">
      <style:text-properties officeooo:paragraph-rsid="0006a787"/>
    </style:style>
    <style:style style:name="P13" style:family="paragraph" style:parent-style-name="Standard" style:list-style-name="L4">
      <style:text-properties officeooo:rsid="00092b05" officeooo:paragraph-rsid="0006a787"/>
    </style:style>
    <style:style style:name="P14" style:family="paragraph" style:parent-style-name="Standard" style:list-style-name="L4">
      <style:text-properties officeooo:rsid="00086f68" officeooo:paragraph-rsid="0006a787"/>
    </style:style>
    <style:style style:name="P15" style:family="paragraph" style:parent-style-name="Standard" style:list-style-name="L4">
      <style:text-properties officeooo:rsid="000a35f2" officeooo:paragraph-rsid="0006a787"/>
    </style:style>
    <style:style style:name="P16" style:family="paragraph" style:parent-style-name="Standard" style:list-style-name="L4">
      <style:text-properties officeooo:rsid="000edaf6" officeooo:paragraph-rsid="0006a787"/>
    </style:style>
    <style:style style:name="P17" style:family="paragraph" style:parent-style-name="Standard" style:list-style-name="L4">
      <style:text-properties officeooo:rsid="000f0c06" officeooo:paragraph-rsid="0006a787"/>
    </style:style>
    <style:style style:name="T1" style:family="text">
      <style:text-properties officeooo:rsid="001a15e7"/>
    </style:style>
    <style:style style:name="T2" style:family="text">
      <style:text-properties officeooo:rsid="000792b4"/>
    </style:style>
    <style:style style:name="T3" style:family="text">
      <style:text-properties officeooo:rsid="00092b05"/>
    </style:style>
    <style:style style:name="T4" style:family="text">
      <style:text-properties officeooo:rsid="000a35f2"/>
    </style:style>
    <style:style style:name="T5" style:family="text">
      <style:text-properties officeooo:rsid="000bbe1c"/>
    </style:style>
    <style:style style:name="T6" style:family="text">
      <style:text-properties fo:font-style="italic" officeooo:rsid="0012049b" style:font-style-asian="italic" style:font-style-complex="italic"/>
    </style:style>
    <style:style style:name="T7" style:family="text">
      <style:text-properties officeooo:rsid="000c7351"/>
    </style:style>
    <style:style style:name="T8" style:family="text">
      <style:text-properties officeooo:rsid="000edaf6"/>
    </style:style>
    <style:style style:name="T9" style:family="text">
      <style:text-properties officeooo:rsid="000f0c0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ursive descent parsing</text:p>
      <text:list xml:id="list5459445061" text:style-name="L1">
        <text:list-item>
          <text:p text:style-name="P8">The input tokens are scanned from left to right.</text:p>
        </text:list-item>
        <text:list-item>
          <text:p text:style-name="P8">The parsing starts by trying the top level non-terminal</text:p>
        </text:list-item>
        <text:list-item>
          <text:p text:style-name="P8">The rules for each non terminal are tried in order.</text:p>
        </text:list-item>
        <text:list-item>
          <text:p text:style-name="P8">Each time the parse tree yields a terminal, it is compared with the input token stream.</text:p>
          <text:list>
            <text:list-item>
              <text:p text:style-name="P8">If the generated terminal matches the current token being scanned, the scanning proceeds to the next token</text:p>
            </text:list-item>
            <text:list-item>
              <text:p text:style-name="P8">Else back tracking is done and the next rule for the same non-terminal is tried.</text:p>
            </text:list-item>
          </text:list>
        </text:list-item>
      </text:list>
      <text:p text:style-name="P5"/>
      <text:p text:style-name="P3">An implementation of recursive descent parsing</text:p>
      <text:p text:style-name="P6">bool term(TOKEN tok) { return *next++ == tok; } </text:p>
      <text:p text:style-name="P6">bool E1() { return T(); } </text:p>
      <text:p text:style-name="P6">bool E2() { return T() &amp;&amp; term(PLUS) &amp;&amp; E(); } </text:p>
      <text:p text:style-name="P6">bool E() { </text:p>
      <text:p text:style-name="P6"><text:tab/>TOKEN *save = next;</text:p>
      <text:p text:style-name="P6"><text:tab/>return (next = save, E1()) || (next = save, E2()); </text:p>
      <text:p text:style-name="P6">} </text:p>
      <text:p text:style-name="P6">bool T1() { return term(INT); } </text:p>
      <text:p text:style-name="P6">bool T2() { return term(INT) &amp;&amp; term(TIMES) &amp;&amp; T(); } </text:p>
      <text:p text:style-name="P6">bool T3() { return term(OPEN) &amp;&amp; E() &amp;&amp; term(CLOSE); } </text:p>
      <text:p text:style-name="P6">bool T() { </text:p>
      <text:p text:style-name="P6"><text:tab/>TOKEN *save = next;</text:p>
      <text:p text:style-name="P6"><text:tab/>return (next = save, T1()) || (next = save, T2()) || (next = save, T3());</text:p>
      <text:p text:style-name="P6"><text:s/>} </text:p>
      <text:p text:style-name="P1"/>
      <text:p text:style-name="P3">What is a left recursive grammar?</text:p>
      <text:p text:style-name="P1">It is a grammar which has productions of the following type. The non-terminal 'R' of the production is left recursive if it substitutes to itself as the leftmost symbol directly or indirectly</text:p>
      <text:p text:style-name="P1">Example:</text:p>
      <text:list xml:id="list2116692168" text:style-name="L2">
        <text:list-item>
          <text:p text:style-name="P9">S → Sa | b</text:p>
        </text:list-item>
        <text:list-item>
          <text:p text:style-name="P9">S → Aa</text:p>
          <text:p text:style-name="P9">A → Sa | b</text:p>
        </text:list-item>
        <text:list-item>
          <text:p text:style-name="P10">Figure 4</text:p>
        </text:list-item>
      </text:list>
      <text:p text:style-name="P1"/>
      <text:p text:style-name="P3">Why is left recursive grammars a problem for recursive descent parsers?</text:p>
      <text:p text:style-name="P1">Left recursive grammars are designed to generate(and thus check during parsing) the string right<text:span text:style-name="T2">-</text:span>to<text:span text:style-name="T2">-</text:span>left whereas recursive descent parsing does its work by reading input strings left to right. This might lead to a recursive descent parsing entering a non-ending recursive chain.</text:p>
      <text:p text:style-name="P1"/>
      <text:p text:style-name="P3">What is the solution?</text:p>
      <text:list xml:id="list1974104168" text:style-name="L3">
        <text:list-item>
          <text:p text:style-name="P12">Rewrite the left recursive grammar as a right recursive grammar. This can be done automatically. Change the grammar such that terminals are generated left to right.</text:p>
        </text:list-item>
        <text:list-item>
          <text:p text:style-name="P11">Illustration</text:p>
          <text:list>
            <text:list-item>
              <text:p text:style-name="P11">Figure 5a</text:p>
            </text:list-item>
          </text:list>
        </text:list-item>
      </text:list>
      <text:p text:style-name="P1"/>
      <text:p text:style-name="P2"><text:bookmark text:name="Removal of immediate left recursion"/>Removal of <text:span text:style-name="T3">immediate left recursion</text:span><text:span text:style-name="T1">(Refer to figure 18)</text:span></text:p>
      <text:list xml:id="list123190245" text:style-name="L4">
        <text:list-item>
          <text:p text:style-name="P13">Consider a production of the form</text:p>
          <text:p text:style-name="P14"><text:span text:style-name="T3"><draw:frame draw:style-name="fr1" draw:name="Object1" text:anchor-type="as-char" svg:y="-0.1484in" svg:width="1.7917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where</text:span></text:p>
          <text:list>
            <text:list-item>
              <text:p text:style-name="P15">A is the left recursion causing non-terminal</text:p>
            </text:list-item>
            <text:list-item>
              <text:p text:style-name="P14"><text:span text:style-name="T5"><draw:frame draw:style-name="fr1" draw:name="Object5" text:anchor-type="as-char" svg:y="-0.0846in" svg:width="0.2193in" svg:height="0.1453in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5"> is a sequence of terminals and non-terminals</text:span></text:p>
            </text:list-item>
            <text:list-item>
              <text:p text:style-name="P14"><text:span text:style-name="T5"><draw:frame draw:style-name="fr1" draw:name="Object6" text:anchor-type="as-char" svg:y="-0.122in" svg:width="0.2008in" svg:height="0.1835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 is a sequence of terminals and non-terminals that do not contain </text:span><text:span text:style-name="T6">A</text:span></text:p>
            </text:list-item>
          </text:list>
        </text:list-item>
        <text:list-item>
          <text:p text:style-name="P14"><text:span text:style-name="T7">In a derivation as A is replaced in the end by one of </text:span><text:span text:style-name="T7"><draw:frame draw:style-name="fr1" draw:name="Object2" text:anchor-type="as-char" svg:y="-0.1484in" svg:width="0.6098in" svg:height="0.2098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, </text:span><text:span text:style-name="T8">replace A-production by</text:span></text:p>
          <text:p text:style-name="P16"><text:soft-page-break/><draw:frame draw:style-name="fr1" draw:name="Object3" text:anchor-type="as-char" svg:y="-0.1484in" svg:width="1.348in" svg:height="0.2091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14"><text:span text:style-name="T9">Now create the new non-terminal, A' which will help generate a series of </text:span><text:span text:style-name="T9"><draw:frame draw:style-name="fr1" draw:name="Object7" text:anchor-type="as-char" svg:y="-0.0846in" svg:width="0.2193in" svg:height="0.1453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 as in the original A-production</text:span></text:p>
          <text:p text:style-name="P17"><draw:frame draw:style-name="fr1" draw:name="Object4" text:anchor-type="as-char" svg:y="-0.1484in" svg:width="1.552in" svg:height="0.209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22T06:34:01</meta:creation-date>
    <dc:date>2013-02-02T11:16:24</dc:date>
    <dc:creator>Kempa </dc:creator>
    <meta:editing-duration>PT28S</meta:editing-duration>
    <meta:editing-cycles>6</meta:editing-cycles>
    <meta:generator>LibreOffice/3.6$Linux_x86 LibreOffice_project/360m1$Build-2</meta:generator>
    <meta:document-statistic meta:table-count="0" meta:image-count="0" meta:object-count="7" meta:page-count="2" meta:paragraph-count="45" meta:word-count="414" meta:character-count="2236" meta:non-whitespace-character-count="1861"/>
  </office:meta>
</office:document-meta>
</file>

<file path=Object 1/content.xml><?xml version="1.0" encoding="utf-8"?>
<math xmlns="http://www.w3.org/1998/Math/MathML">
  <semantics>
    <mrow>
      <mi>A</mi>
      <mi>→</mi>
      <mi>A</mi>
      <mrow>
        <msub>
          <mo stretchy="false">α</mo>
          <mn>1</mn>
        </msub>
        <mo stretchy="false">∣</mo>
        <mi>…</mi>
      </mrow>
      <mi>A</mi>
      <mrow>
        <mrow>
          <mrow>
            <msub>
              <mo stretchy="false">α</mo>
              <mi>n</mi>
            </msub>
            <mo stretchy="false">∣</mo>
            <msub>
              <mo stretchy="false">β</mo>
              <mn>1</mn>
            </msub>
          </mrow>
          <mo stretchy="false">∣</mo>
          <mi>…</mi>
        </mrow>
        <mo stretchy="false">∣</mo>
        <msub>
          <mo stretchy="false">β</mo>
          <mi>m</mi>
        </msub>
      </mrow>
    </mrow>
    <annotation encoding="StarMath 5.0">A → A %alpha_1 divides … A %alpha_n divides %beta_1 divides … divides %beta_m</annotation>
  </semantics>
</math>
</file>

<file path=Object 2/content.xml><?xml version="1.0" encoding="utf-8"?>
<math xmlns="http://www.w3.org/1998/Math/MathML">
  <semantics>
    <mrow>
      <msub>
        <mo stretchy="false">α</mo>
        <mi>i</mi>
      </msub>
    </mrow>
    <annotation encoding="StarMath 5.0">%alpha_i</annotation>
  </semantics>
</math>
</file>

<file path=Object 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4/content.xml><?xml version="1.0" encoding="utf-8"?>
<math xmlns="http://www.w3.org/1998/Math/MathML">
  <semantics>
    <mrow>
      <mrow>
        <mrow>
          <msub>
            <mo stretchy="false">β</mo>
            <mn>1</mn>
          </msub>
          <mo stretchy="false">∣</mo>
          <mi>…</mi>
        </mrow>
        <mo stretchy="false">∣</mo>
        <msub>
          <mo stretchy="false">β</mo>
          <mi>m</mi>
        </msub>
      </mrow>
    </mrow>
    <annotation encoding="StarMath 5.0">%beta_1 divides … divides %beta_m</annotation>
  </semantics>
</math>
</file>

<file path=Object 5/content.xml><?xml version="1.0" encoding="utf-8"?>
<math xmlns="http://www.w3.org/1998/Math/MathML">
  <semantics>
    <mrow>
      <mi>A</mi>
      <mi>→</mi>
      <msub>
        <mo stretchy="false">β</mo>
        <mn>1</mn>
      </msub>
      <mi>A</mi>
      <mrow>
        <mrow>
          <mi>'</mi>
          <mo stretchy="false">∣</mo>
          <mi>…</mi>
        </mrow>
        <mo stretchy="false">∣</mo>
        <msub>
          <mo stretchy="false">β</mo>
          <mi>m</mi>
        </msub>
      </mrow>
      <mi>A</mi>
      <mi>'</mi>
    </mrow>
    <annotation encoding="StarMath 5.0">A → %beta_1 A' divides … divides %beta_m A'</annotation>
  </semantics>
</math>
</file>

<file path=Object 6/content.xml><?xml version="1.0" encoding="utf-8"?>
<math xmlns="http://www.w3.org/1998/Math/MathML">
  <semantics>
    <mrow>
      <msub>
        <mo stretchy="false">α</mo>
        <mi>i</mi>
      </msub>
    </mrow>
    <annotation encoding="StarMath 5.0">%alpha_i</annotation>
  </semantics>
</math>
</file>

<file path=Object 7/content.xml><?xml version="1.0" encoding="utf-8"?>
<math xmlns="http://www.w3.org/1998/Math/MathML">
  <semantics>
    <mrow>
      <mi>A</mi>
      <mi>'</mi>
      <mi>→</mi>
      <mrow>
        <mo stretchy="false">ϵ</mo>
        <mo stretchy="false">∣</mo>
        <msub>
          <mo stretchy="false">α</mo>
          <mn>1</mn>
        </msub>
      </mrow>
      <mi>A</mi>
      <mrow>
        <mrow>
          <mi>'</mi>
          <mo stretchy="false">∣</mo>
          <mi>…</mi>
        </mrow>
        <mo stretchy="false">∣</mo>
        <msub>
          <mo stretchy="false">α</mo>
          <mi>n</mi>
        </msub>
      </mrow>
      <mi>A</mi>
      <mi>'</mi>
    </mrow>
    <annotation encoding="StarMath 5.0">A' → %epsilon divides %alpha_1 A' divides … divides %alpha_n A'</annotation>
  </semantics>
</math>
</file>